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Heading_20_2" style:master-page-name="Standard">
      <style:paragraph-properties fo:margin-top="0.25in" fo:margin-bottom="0.0835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t25yxzr6egmx"/>Algorithm to check whether the given age of the person is eligible for voting or not</text:p>
      <text:p text:style-name="P1"/>
      <text:p text:style-name="P1">Step-1: Start</text:p>
      <text:p text:style-name="P1">Step-2: Take variable i </text:p>
      <text:p text:style-name="P1">Step-3: Initialize i=0</text:p>
      <text:p text:style-name="P1">Step-4: Take for loop and check if i&gt;=18</text:p>
      <text:p text:style-name="P1">Step-5: If it is true print eligible for voting</text:p>
      <text:p text:style-name="P1">Step-6: if it is false print not eligible for voting</text:p>
      <text:p text:style-name="P1">Step-7: St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54" meta:character-count="294" meta:non-whitespace-character-count="247"/>
    <meta:generator>LibreOfficeDev/5.1.0.3$Linux_X86_64 LibreOffice_project/</meta:generator>
  </office:meta>
</office:document-meta>
</file>